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0.2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4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3.782cm" fo:min-width="5.72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871cm" fo:min-width="2.96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34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fill-color="#ffffff"/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5e8ac7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], </text:span><text:span text:style-name="T2">[1], </text:span><text:span text:style-name="T2">[2], .</text:span><text:span text:style-name="T2">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itl</text:span><text:span text:style-name="T2">e’], </text:span><text:span text:style-name="T2">[5,4</text:span><text:span text:style-name="T2">], 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5" draw:text-style-name="P1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4.659cm" svg:height="0.962cm" svg:x="1.8cm" svg:y="7.7cm">
          <draw:text-box>
            <text:p><text:span text:style-name="T3">“</text:span><text:span text:style-name="T3">Fa</text:span><text:span text:style-name="T3">lse” </text:span><text:span text:style-name="T3">obj</text:span><text:span text:style-name="T3">ect</text:span><text:span text:style-name="T3">s</text:span></text:p>
          </draw:text-box>
        </draw:frame>
        <draw:frame draw:style-name="gr14" draw:text-style-name="P7" draw:layer="layout" svg:width="4.389cm" svg:height="0.962cm" svg:x="10.601cm" svg:y="7.7cm">
          <draw:text-box>
            <text:p><text:span text:style-name="T3">“</text:span><text:span text:style-name="T3">Tr</text:span><text:span text:style-name="T3">ue” </text:span><text:span text:style-name="T3">obj</text:span><text:span text:style-name="T3">ect</text:span><text:span text:style-name="T3">s</text:span></text:p>
          </draw:text-box>
        </draw:frame>
      </draw:page>
      <draw:page draw:name="page5" draw:style-name="dp1" draw:master-page-name="Default">
        <draw:custom-shape draw:style-name="gr19" draw:text-style-name="P8" xml:id="id1" draw:id="id1" draw:layer="layout" svg:width="3.2cm" svg:height="3.2cm" svg:x="1.4cm" svg:y="1.8cm">
          <text:p text:style-name="P1"><text:span text:style-name="T4">P</text:span><text:span text:style-name="T4">la</text:span><text:span text:style-name="T4">in</text:span></text:p>
          <text:p text:style-name="P1"><text:span text:style-name="T4">P</text:span><text:span text:style-name="T4">yt</text:span><text:span text:style-name="T4">h</text:span><text:span text:style-name="T4">o</text:span><text:span text:style-name="T4">n </text:span><text:span text:style-name="T4">to</text:span><text:span text:style-name="T4">o</text:span></text:p>
          <text:p text:style-name="P1"><text:span text:style-name="T4">sl</text:span><text:span text:style-name="T4">o</text:span><text:span text:style-name="T4">w</text:span><text:span text:style-name="T4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2" draw:id="id2" draw:layer="layout" svg:width="2.8cm" svg:height="1.7cm" svg:x="1.6cm" svg:y="6.4cm">
          <text:p text:style-name="P9">Use plain</text:p>
          <text:p text:style-name="P9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1" draw:layer="layout" svg:x1="3cm" svg:y1="5cm" svg:x2="3cm" svg:y2="6.4cm" draw:start-shape="id1" draw:start-glue-point="6" draw:end-shape="id2" draw:end-glue-point="4" svg:d="M3000 5000v1400" svg:viewBox="0 0 1 1401">
          <text:p text:style-name="P1"><text:span text:style-name="T5"><text:s text:c="6"/></text:span><text:span text:style-name="T5">no</text:span></text:p>
        </draw:connector>
        <draw:custom-shape draw:style-name="gr19" draw:text-style-name="P8" xml:id="id3" draw:id="id3" draw:layer="layout" svg:width="3.2cm" svg:height="3.2cm" svg:x="5.701cm" svg:y="1.801cm">
          <text:p text:style-name="P1"><text:span text:style-name="T4">D</text:span><text:span text:style-name="T4">at</text:span><text:span text:style-name="T4">a </text:span><text:span text:style-name="T4">in</text:span></text:p>
          <text:p text:style-name="P1"><text:span text:style-name="T4">m</text:span><text:span text:style-name="T4">e</text:span><text:span text:style-name="T4">m</text:span><text:span text:style-name="T4">o</text:span><text:span text:style-name="T4">ry</text:span><text:span text:style-name="T4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4.6cm" svg:y1="3.4cm" svg:x2="5.701cm" svg:y2="3.401cm" draw:start-shape="id1" draw:start-glue-point="7" draw:end-shape="id3" draw:end-glue-point="5" svg:d="M4600 3400h551v1h550" svg:viewBox="0 0 1102 2">
          <text:p text:style-name="P1"/>
          <text:p text:style-name="P1"><text:span text:style-name="T5">yes</text:span></text:p>
        </draw:connector>
        <draw:custom-shape draw:style-name="gr20" draw:text-style-name="P10" xml:id="id4" draw:id="id4" draw:layer="layout" svg:width="2.8cm" svg:height="1.7cm" svg:x="5.901cm" svg:y="6.401cm">
          <text:p text:style-name="P9">Use DB /</text:p>
          <text:p text:style-name="P9">data 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svg:x1="7.301cm" svg:y1="5.001cm" svg:x2="7.301cm" svg:y2="6.401cm" draw:start-shape="id3" draw:start-glue-point="6" draw:end-shape="id4" draw:end-glue-point="4" svg:d="M7301 5001v1400" svg:viewBox="0 0 1 1401">
          <text:p text:style-name="P12"><text:s text:c="6"/>no</text:p>
        </draw:connector>
        <draw:custom-shape draw:style-name="gr19" draw:text-style-name="P8" xml:id="id5" draw:id="id5" draw:layer="layout" svg:width="3.2cm" svg:height="3.2cm" svg:x="10.002cm" svg:y="1.802cm">
          <text:p text:style-name="P1"><text:span text:style-name="T4">Data</text:span></text:p>
          <text:p text:style-name="P1"><text:span text:style-name="T4">sha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8.901cm" svg:y1="3.401cm" svg:x2="10.002cm" svg:y2="3.402cm" draw:start-shape="id3" draw:start-glue-point="7" draw:end-shape="id5" draw:end-glue-point="5" svg:d="M8901 3401h551v1h550" svg:viewBox="0 0 1102 2">
          <text:p text:style-name="P1"/>
          <text:p text:style-name="P1"><text:span text:style-name="T5">yes</text:span></text:p>
        </draw:connector>
        <draw:custom-shape draw:style-name="gr19" draw:text-style-name="P8" draw:layer="layout" svg:width="3.2cm" svg:height="3.2cm" svg:x="1.401cm" svg:y="1.801cm">
          <text:p text:style-name="P1"><text:span text:style-name="T4">D</text:span><text:span text:style-name="T4">at</text:span><text:span text:style-name="T4">a</text:span></text:p>
          <text:p text:style-name="P1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i</text:span><text:span text:style-name="T4">n</text:span><text:span text:style-name="T4">g</text:span></text:p>
          <text:p text:style-name="P1"><text:span text:style-name="T4">sl</text:span><text:span text:style-name="T4">o</text:span><text:span text:style-name="T4">w</text:span><text:span text:style-name="T4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6" draw:id="id6" draw:layer="layout" svg:width="2.8cm" svg:height="1.7cm" svg:x="10.202cm" svg:y="6.402cm">
          <text:p text:style-name="P9">Use</text:p>
          <text:p text:style-name="P9">n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1" draw:layer="layout" svg:x1="11.602cm" svg:y1="5.002cm" svg:x2="11.602cm" svg:y2="6.402cm" draw:start-shape="id5" draw:start-glue-point="6" draw:end-shape="id6" draw:end-glue-point="4" svg:d="M11602 5002v1400" svg:viewBox="0 0 1 1401">
          <text:p text:style-name="P1"><text:span text:style-name="T5"><text:s text:c="10"/></text:span><text:span text:style-name="T5"><text:s text:c="2"/></text:span><text:span text:style-name="T5">matrix</text:span></text:p>
        </draw:connector>
        <draw:custom-shape draw:style-name="gr20" draw:text-style-name="P10" xml:id="id7" draw:id="id7" draw:layer="layout" svg:width="2.8cm" svg:height="1.7cm" svg:x="13.803cm" svg:y="4.803cm">
          <text:p text:style-name="P9">Use</text:p>
          <text:p text:style-name="P9">pand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1" draw:layer="layout" svg:x1="13.202cm" svg:y1="3.402cm" svg:x2="15.203cm" svg:y2="4.803cm" draw:start-shape="id5" draw:start-glue-point="7" draw:end-shape="id7" svg:d="M13202 3402h2001v1401" svg:viewBox="0 0 2002 1402">
          <text:p text:style-name="P1"><text:span text:style-name="T5">record</text:span><text:span text:style-name="T5">s</text:span></text:p>
          <text:p text:style-name="P1"><text:span text:style-name="T5"/></text:p>
          <text:p text:style-name="P1"><text:span text:style-name="T5"/></text:p>
        </draw:connector>
      </draw:page>
      <draw:page draw:name="page6" draw:style-name="dp1" draw:master-page-name="Default">
        <draw:custom-shape draw:style-name="gr22" draw:text-style-name="P2" xml:id="id8" draw:id="id8" draw:layer="layout" svg:width="8.8cm" svg:height="5.7cm" svg:x="4.301cm" svg:y="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9" draw:id="id9" draw:layer="layout" svg:width="4.899cm" svg:height="2.999cm" svg:x="6.001cm" svg:y="3.2cm">
          <text:p text:style-name="P1">Iterator</text:p>
          <text:p text:style-name="P1"/>
          <text:p text:style-name="P1"><text:span text:style-name="T6">[st</text:span><text:span text:style-name="T6">at</text:span><text:span text:style-name="T6">e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4" draw:layer="layout" draw:line-skew="-1.4cm" svg:x1="4.301cm" svg:y1="3.85cm" svg:x2="6.001cm" svg:y2="4.7cm" draw:start-shape="id8" draw:start-glue-point="6" draw:end-shape="id9" draw:end-glue-point="6" svg:d="M4301 3850h-1901v850h3601" svg:viewBox="0 0 3602 851">
          <text:p text:style-name="P1"><text:span text:style-name="T7">iter(</text:span><text:span text:style-name="T7">x) <text:s text:c="4"/></text:span><text:span text:style-name="T7"><text:s text:c="8"/></text:span><text:span text:style-name="T7"><text:s/></text:span></text:p>
        </draw:connector>
        <draw:connector draw:style-name="gr21" draw:text-style-name="P14" draw:layer="layout" draw:line-skew="0cm 0.799cm" svg:x1="8.451cm" svg:y1="3.2cm" svg:x2="10.9cm" svg:y2="4.7cm" draw:start-shape="id9" draw:start-glue-point="4" draw:end-shape="id9" draw:end-glue-point="10" svg:d="M8451 3200v-502h3749v2002h-1300" svg:viewBox="0 0 3750 2003">
          <text:p text:style-name="P1"><text:span text:style-name="T7"><text:s text:c="18"/></text:span><text:span text:style-name="T7">iter(x)</text:span></text:p>
        </draw:connector>
        <draw:custom-shape draw:style-name="gr24" draw:text-style-name="P2" xml:id="id10" draw:id="id10" draw:layer="layout" svg:width="2.6cm" svg:height="1.1cm" svg:x="13.6cm" svg:y="7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4" draw:layer="layout" svg:x1="8.451cm" svg:y1="6.199cm" svg:x2="13.6cm" svg:y2="7.55cm" draw:start-shape="id9" draw:start-glue-point="8" draw:end-shape="id10" draw:end-glue-point="6" svg:d="M8451 6199v1351h5149" svg:viewBox="0 0 5150 1352">
          <text:p text:style-name="P1"><text:span text:style-name="T7"><text:s text:c="13"/></text:span><text:span text:style-name="T7">next(x)</text:span></text:p>
        </draw:connector>
        <draw:frame draw:style-name="gr14" draw:text-style-name="P7" xml:id="id11" draw:id="id11" draw:layer="layout" svg:width="4.096cm" svg:height="0.962cm" svg:x="12.4cm" svg:y="8cm">
          <draw:text-box>
            <text:p><text:span text:style-name="T3">S</text:span><text:span text:style-name="T3">to</text:span><text:span text:style-name="T3">pI</text:span><text:span text:style-name="T3">te</text:span><text:span text:style-name="T3">ra</text:span><text:span text:style-name="T3">ti</text:span><text:span text:style-name="T3">o</text:span><text:span text:style-name="T3">n</text:span></text:p>
          </draw:text-box>
        </draw:frame>
        <draw:connector draw:style-name="gr25" draw:text-style-name="P5" draw:layer="layout" svg:x1="8.451cm" svg:y1="6.199cm" svg:x2="12.4cm" svg:y2="8.481cm" draw:start-shape="id9" draw:start-glue-point="8" draw:end-shape="id11" draw:end-glue-point="3" svg:d="M8451 6199v2282h3949" svg:viewBox="0 0 3950 2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25T17:36:59.009451160</dc:date>
    <meta:editing-duration>PT1H34M22S</meta:editing-duration>
    <meta:editing-cycles>11</meta:editing-cycles>
    <meta:generator>LibreOffice/6.0.7.3$Linux_X86_64 LibreOffice_project/00m0$Build-3</meta:generator>
    <meta:document-statistic meta:object-count="67"/>
  </office:meta>
</office:document-meta>
</file>